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text-properties style:font-name="Times New Roman" fo:font-size="24pt" style:font-size-asian="18pt" style:font-size-complex="18pt"/>
    </style:style>
    <style:style style:name="P21" style:family="paragraph">
      <loext:graphic-properties draw:fill="none" draw:fill-color="#ffffff"/>
      <style:text-properties style:font-name="Times New Roman" fo:font-size="24pt" style:font-size-asian="18pt" style:font-size-complex="18pt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1" draw:text-style-name="P1" draw:layer="layout" svg:width="2.664cm" svg:height="1.603cm" svg:x="10.52cm" svg:y="4.906cm" svg:viewBox="0 0 2665 1604" svg:d="M4 1604c305 0 2661-962 2661-1219s-139-385-444-385c0 193-2328 193-2217 1604z">
            <text:p/>
          </draw:path>
          <draw:g>
            <draw:polygon draw:style-name="gr2" draw:text-style-name="P2" draw:layer="layout" svg:width="2.206cm" svg:height="2.566cm" svg:x="10.533cm" svg:y="3.943cm" svg:viewBox="0 0 2207 2567" draw:points="0,2567 0,1348 2207,0 2207,1283">
              <text:p/>
            </draw:polygon>
            <draw:polygon draw:style-name="gr3" draw:text-style-name="P3" draw:layer="layout" svg:width="2.232cm" svg:height="2.566cm" svg:x="8.3cm" svg:y="3.943cm" svg:viewBox="0 0 2233 2567" draw:points="13,1283 0,0 2233,1348 2233,2567">
              <text:p/>
            </draw:polygon>
            <draw:polygon draw:style-name="gr4" draw:text-style-name="P4" draw:layer="layout" svg:width="4.439cm" svg:height="2.63cm" svg:x="8.3cm" svg:y="2.66cm" svg:viewBox="0 0 4440 2631" draw:points="2233,2631 0,1283 2220,0 4440,1348">
              <text:p/>
            </draw:polygon>
            <draw:polygon draw:style-name="gr5" draw:text-style-name="P5" draw:layer="layout" svg:width="0.443cm" svg:height="0.256cm" svg:x="10.298cm" svg:y="4.136cm" svg:viewBox="0 0 444 257" draw:points="222,257 0,128 222,0 444,128">
              <text:p/>
            </draw:polygon>
            <draw:polygon draw:style-name="gr6" draw:text-style-name="P5" draw:layer="layout" svg:width="0.443cm" svg:height="0.256cm" svg:x="9.965cm" svg:y="3.943cm" svg:viewBox="0 0 444 257" draw:points="222,257 0,128 222,0 444,128">
              <text:p/>
            </draw:polygon>
            <draw:polygon draw:style-name="gr7" draw:text-style-name="P5" draw:layer="layout" svg:width="0.443cm" svg:height="0.256cm" svg:x="10.298cm" svg:y="3.751cm" svg:viewBox="0 0 444 257" draw:points="222,257 0,128 222,0 444,128">
              <text:p/>
            </draw:polygon>
            <draw:polygon draw:style-name="gr8" draw:text-style-name="P5" draw:layer="layout" svg:width="0.443cm" svg:height="0.256cm" svg:x="10.631cm" svg:y="3.943cm" svg:viewBox="0 0 444 257" draw:points="222,257 0,128 222,0 444,128">
              <text:p/>
            </draw:polygon>
            <draw:line draw:style-name="gr9" draw:text-style-name="P6" draw:layer="layout" svg:x1="9.521cm" svg:y1="5.868cm" svg:x2="9.743cm" svg:y2="5.74cm">
              <text:p/>
            </draw:line>
            <draw:line draw:style-name="gr10" draw:text-style-name="P6" draw:layer="layout" svg:x1="9.077cm" svg:y1="4.392cm" svg:x2="11.186cm" svg:y2="3.173cm">
              <text:p/>
            </draw:line>
            <draw:line draw:style-name="gr11" draw:text-style-name="P6" draw:layer="layout" svg:x1="10.742cm" svg:y1="5.612cm" svg:x2="12.518cm" svg:y2="4.585cm">
              <text:p/>
            </draw:line>
            <draw:line draw:style-name="gr12" draw:text-style-name="P6" draw:layer="layout" svg:x1="10.742cm" svg:y1="5.805cm" svg:x2="12.518cm" svg:y2="4.778cm">
              <text:p/>
            </draw:line>
            <draw:line draw:style-name="gr13" draw:text-style-name="P6" draw:layer="layout" svg:x1="10.742cm" svg:y1="5.997cm" svg:x2="12.518cm" svg:y2="4.97cm">
              <text:p/>
            </draw:line>
            <draw:line draw:style-name="gr14" draw:text-style-name="P6" draw:layer="layout" svg:x1="10.742cm" svg:y1="6.19cm" svg:x2="12.518cm" svg:y2="5.163cm">
              <text:p/>
            </draw:line>
            <draw:line draw:style-name="gr15" draw:text-style-name="P6" draw:layer="layout" svg:x1="9.965cm" svg:y1="4.906cm" svg:x2="12.074cm" svg:y2="3.687cm">
              <text:p/>
            </draw:line>
            <draw:line draw:style-name="gr16" draw:text-style-name="P6" draw:layer="layout" svg:x1="10.742cm" svg:y1="5.42cm" svg:x2="12.518cm" svg:y2="4.393cm">
              <text:p/>
            </draw:line>
            <draw:line draw:style-name="gr17" draw:text-style-name="P6" draw:layer="layout" svg:x1="9.854cm" svg:y1="5.163cm" svg:x2="10.409cm" svg:y2="5.484cm">
              <text:p/>
            </draw:line>
            <draw:line draw:style-name="gr18" draw:text-style-name="P6" draw:layer="layout" svg:x1="9.965cm" svg:y1="5.419cm" svg:x2="10.409cm" svg:y2="5.676cm">
              <text:p/>
            </draw:line>
            <draw:line draw:style-name="gr19" draw:text-style-name="P6" draw:layer="layout" svg:x1="9.965cm" svg:y1="5.612cm" svg:x2="10.409cm" svg:y2="5.869cm">
              <text:p/>
            </draw:line>
            <draw:line draw:style-name="gr20" draw:text-style-name="P6" draw:layer="layout" svg:x1="9.854cm" svg:y1="5.74cm" svg:x2="10.409cm" svg:y2="6.061cm">
              <text:p/>
            </draw:line>
            <draw:line draw:style-name="gr21" draw:text-style-name="P6" draw:layer="layout" svg:x1="9.743cm" svg:y1="5.868cm" svg:x2="10.409cm" svg:y2="6.253cm">
              <text:p/>
            </draw:line>
            <draw:line draw:style-name="gr22" draw:text-style-name="P6" draw:layer="layout" svg:x1="8.411cm" svg:y1="4.328cm" svg:x2="9.077cm" svg:y2="4.713cm">
              <text:p/>
            </draw:line>
            <draw:line draw:style-name="gr23" draw:text-style-name="P6" draw:layer="layout" svg:x1="8.411cm" svg:y1="4.521cm" svg:x2="9.077cm" svg:y2="4.906cm">
              <text:p/>
            </draw:line>
            <draw:line draw:style-name="gr24" draw:text-style-name="P6" draw:layer="layout" svg:x1="8.411cm" svg:y1="4.713cm" svg:x2="9.077cm" svg:y2="5.098cm">
              <text:p/>
            </draw:line>
            <draw:line draw:style-name="gr25" draw:text-style-name="P6" draw:layer="layout" svg:x1="8.411cm" svg:y1="4.906cm" svg:x2="9.077cm" svg:y2="5.291cm">
              <text:p/>
            </draw:line>
            <draw:line draw:style-name="gr26" draw:text-style-name="P6" draw:layer="layout" svg:x1="8.411cm" svg:y1="5.098cm" svg:x2="9.077cm" svg:y2="5.483cm">
              <text:p/>
            </draw:line>
            <draw:path draw:style-name="gr27" draw:text-style-name="P2" draw:layer="layout" svg:width="0.887cm" svg:height="1.126cm" svg:x="8.966cm" svg:y="4.663cm" svg:viewBox="0 0 888 1127" svg:d="M444 50c222 129 444 514 444 770 0 257-222 385-444 257s-444-513-444-770 222-385 444-257z">
              <text:p/>
            </draw:path>
            <draw:path draw:style-name="gr28" draw:text-style-name="P7" draw:layer="layout" svg:width="0.887cm" svg:height="1.126cm" svg:x="8.774cm" svg:y="4.778cm" svg:viewBox="0 0 888 1127" svg:d="M444 50c222 129 444 514 444 770 0 257-222 385-444 257s-444-513-444-770 222-385 444-257z">
              <text:p/>
            </draw:path>
            <draw:line draw:style-name="gr29" draw:text-style-name="P6" draw:layer="layout" svg:x1="8.855cm" svg:y1="4.842cm" svg:x2="9.188cm" svg:y2="4.649cm">
              <text:p/>
            </draw:line>
            <draw:path draw:style-name="gr30" draw:text-style-name="P8" draw:layer="layout" svg:width="4.439cm" svg:height="3.849cm" svg:x="8.3cm" svg:y="2.66cm" svg:viewBox="0 0 4440 3850" svg:d="M2220 0l2220 1348v1219l-2207 1283c0 0-638-385-1012-577-222-65-333 0-555-321-217-129-653-385-653-385l-13-1284z">
              <text:p/>
            </draw:path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1" draw:text-style-name="P1" draw:layer="layout" svg:width="0.963cm" svg:height="0.609cm" svg:x="7.563cm" svg:y="7.399cm" svg:viewBox="0 0 964 610" svg:d="M0 610c242 0 964-203 964-356 0-152-22-254-264-254 0 153-704 153-700 610z">
              <text:p/>
            </draw:path>
            <draw:g>
              <draw:polygon draw:style-name="gr32" draw:text-style-name="P3" draw:layer="layout" svg:width="0.439cm" svg:height="0.508cm" svg:x="7.207cm" svg:y="7.501cm" svg:viewBox="0 0 440 509" draw:points="0,305 88,0 440,203 352,509">
                <text:p/>
              </draw:polygon>
              <draw:polygon draw:style-name="gr33" draw:text-style-name="P4" draw:layer="layout" svg:width="0.967cm" svg:height="0.558cm" svg:x="7.295cm" svg:y="7.145cm" svg:viewBox="0 0 968 559" draw:points="0,356 176,203 440,51 616,0 968,203 792,254 528,407 352,559">
                <text:p/>
              </draw:polygon>
              <draw:path draw:style-name="gr34" draw:text-style-name="P2" draw:layer="layout" svg:width="0.791cm" svg:height="0.66cm" svg:x="7.559cm" svg:y="7.348cm" svg:viewBox="0 0 792 661" svg:d="M792 203c0-305-176-203-352-101-176 101-352 101-440 559 0 0 352-203 792-458z">
                <text:p/>
              </draw:path>
              <draw:path draw:style-name="gr35" draw:text-style-name="P8" draw:layer="layout" svg:width="1.143cm" svg:height="0.864cm" svg:x="7.207cm" svg:y="7.1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36" draw:text-style-name="P1" draw:layer="layout" svg:width="1.583cm" svg:height="1.22cm" svg:x="6.767cm" svg:y="4.958cm" svg:viewBox="0 0 1584 1221" svg:d="M6 1221c241 0 1578-51 1578-509s-460-712-701-712c0 153-965 102-877 1221z">
              <text:p/>
            </draw:path>
            <draw:g>
              <draw:polygon draw:style-name="gr37" draw:text-style-name="P3" draw:layer="layout" svg:width="0.879cm" svg:height="0.711cm" svg:x="5.887cm" svg:y="5.467cm" svg:viewBox="0 0 880 712" draw:points="0,203 0,0 880,509 880,712">
                <text:p/>
              </draw:polygon>
              <draw:polygon draw:style-name="gr38" draw:text-style-name="P3" draw:layer="layout" svg:width="0.879cm" svg:height="0.864cm" svg:x="6.591cm" svg:y="4.704cm" svg:viewBox="0 0 880 865" draw:points="0,356 0,0 880,509 880,865">
                <text:p/>
              </draw:polygon>
              <draw:polygon draw:style-name="gr39" draw:text-style-name="P4" draw:layer="layout" svg:width="1.583cm" svg:height="0.914cm" svg:x="5.887cm" svg:y="5.06cm" svg:viewBox="0 0 1584 915" draw:points="0,407 704,0 1584,509 880,915">
                <text:p/>
              </draw:polygon>
              <draw:polygon draw:style-name="gr40" draw:text-style-name="P2" draw:layer="layout" svg:width="0.879cm" svg:height="0.864cm" svg:x="6.767cm" svg:y="5.314cm" svg:viewBox="0 0 880 865" draw:points="0,865 0,661 704,254 704,0 880,102 880,356">
                <text:p/>
              </draw:polygon>
              <draw:polygon draw:style-name="gr41" draw:text-style-name="P3" draw:layer="layout" svg:width="2.814cm" svg:height="3.864cm" svg:x="4.92cm" svg:y="1.602cm" svg:viewBox="0 0 2815 3865" draw:points="0,2238 0,0 2815,1627 2815,3865">
                <text:p/>
              </draw:polygon>
              <draw:polygon draw:style-name="gr42" draw:text-style-name="P7" draw:layer="layout" svg:width="2.638cm" svg:height="3.559cm" svg:x="5.008cm" svg:y="1.754cm" svg:viewBox="0 0 2639 3560" draw:points="0,2034 0,0 2639,1526 2639,3560">
                <text:p/>
              </draw:polygon>
              <draw:polygon draw:style-name="gr43" draw:text-style-name="P4" draw:layer="layout" svg:width="2.99cm" svg:height="1.728cm" svg:x="4.92cm" svg:y="1.5cm" svg:viewBox="0 0 2991 1729" draw:points="2815,1729 0,102 176,0 2991,1627">
                <text:p/>
              </draw:polygon>
              <draw:polygon draw:style-name="gr44" draw:text-style-name="P2" draw:layer="layout" svg:width="0.175cm" svg:height="2.338cm" svg:x="7.735cm" svg:y="3.127cm" svg:viewBox="0 0 176 2339" draw:points="0,2339 0,102 176,0 176,2238">
                <text:p/>
              </draw:polygon>
              <draw:polygon draw:style-name="gr45" draw:text-style-name="P8" draw:layer="layout" svg:width="2.99cm" svg:height="4.678cm" svg:x="4.92cm" svg:y="1.5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46" draw:text-style-name="P1" draw:layer="layout" svg:width="1.145cm" svg:height="0.609cm" svg:x="6.413cm" svg:y="6.84cm" svg:viewBox="0 0 1146 610" svg:d="M6 610c242 0 1140-254 1140-407 0-152-22-203-264-203 0 153-967 102-876 610z">
              <text:p/>
            </draw:path>
            <draw:g>
              <draw:polygon draw:style-name="gr47" draw:text-style-name="P4" draw:layer="layout" svg:width="3.782cm" svg:height="2.186cm" svg:x="3.6cm" svg:y="5.111cm" svg:viewBox="0 0 3783 2187" draw:points="2815,2187 0,559 968,0 3783,1627">
                <text:p/>
              </draw:polygon>
              <draw:polygon draw:style-name="gr48" draw:text-style-name="P9" draw:layer="layout" svg:width="2.55cm" svg:height="1.474cm" svg:x="3.864cm" svg:y="5.263cm" svg:viewBox="0 0 2551 1475" draw:points="0,407 704,0 2551,1068 1848,1475">
                <text:p/>
              </draw:polygon>
              <draw:polygon draw:style-name="gr49" draw:text-style-name="P9" draw:layer="layout" svg:width="1.231cm" svg:height="0.711cm" svg:x="5.887cm" svg:y="6.433cm" svg:viewBox="0 0 1232 712" draw:points="0,407 704,0 1232,305 528,712">
                <text:p/>
              </draw:polygon>
              <draw:polygon draw:style-name="gr50" draw:text-style-name="P2" draw:layer="layout" svg:width="0.967cm" svg:height="0.762cm" svg:x="6.415cm" svg:y="6.738cm" svg:viewBox="0 0 968 763" draw:points="0,763 0,559 968,0 968,203">
                <text:p/>
              </draw:polygon>
              <draw:line draw:style-name="gr51" draw:text-style-name="P6" draw:layer="layout" svg:x1="4.04cm" svg:y1="5.568cm" svg:x2="5.888cm" svg:y2="6.636cm">
                <text:p/>
              </draw:line>
              <draw:line draw:style-name="gr52" draw:text-style-name="P6" draw:layer="layout" svg:x1="4.216cm" svg:y1="5.467cm" svg:x2="6.064cm" svg:y2="6.535cm">
                <text:p/>
              </draw:line>
              <draw:line draw:style-name="gr53" draw:text-style-name="P6" draw:layer="layout" svg:x1="4.392cm" svg:y1="5.365cm" svg:x2="6.24cm" svg:y2="6.433cm">
                <text:p/>
              </draw:line>
              <draw:line draw:style-name="gr54" draw:text-style-name="P6" draw:layer="layout" svg:x1="6.063cm" svg:y1="6.332cm" svg:x2="6.239cm" svg:y2="6.23cm">
                <text:p/>
              </draw:line>
              <draw:line draw:style-name="gr55" draw:text-style-name="P6" draw:layer="layout" svg:x1="5.887cm" svg:y1="6.23cm" svg:x2="6.063cm" svg:y2="6.128cm">
                <text:p/>
              </draw:line>
              <draw:line draw:style-name="gr56" draw:text-style-name="P6" draw:layer="layout" svg:x1="5.711cm" svg:y1="6.128cm" svg:x2="5.887cm" svg:y2="6.026cm">
                <text:p/>
              </draw:line>
              <draw:line draw:style-name="gr57" draw:text-style-name="P6" draw:layer="layout" svg:x1="5.799cm" svg:y1="6.382cm" svg:x2="5.975cm" svg:y2="6.28cm">
                <text:p/>
              </draw:line>
              <draw:line draw:style-name="gr58" draw:text-style-name="P6" draw:layer="layout" svg:x1="5.624cm" svg:y1="6.281cm" svg:x2="5.8cm" svg:y2="6.179cm">
                <text:p/>
              </draw:line>
              <draw:line draw:style-name="gr59" draw:text-style-name="P6" draw:layer="layout" svg:x1="5.448cm" svg:y1="6.179cm" svg:x2="5.624cm" svg:y2="6.077cm">
                <text:p/>
              </draw:line>
              <draw:line draw:style-name="gr60" draw:text-style-name="P6" draw:layer="layout" svg:x1="5.536cm" svg:y1="6.026cm" svg:x2="5.712cm" svg:y2="5.924cm">
                <text:p/>
              </draw:line>
              <draw:line draw:style-name="gr61" draw:text-style-name="P6" draw:layer="layout" svg:x1="5.272cm" svg:y1="6.077cm" svg:x2="5.448cm" svg:y2="5.975cm">
                <text:p/>
              </draw:line>
              <draw:line draw:style-name="gr62" draw:text-style-name="P6" draw:layer="layout" svg:x1="5.36cm" svg:y1="5.925cm" svg:x2="5.536cm" svg:y2="5.823cm">
                <text:p/>
              </draw:line>
              <draw:line draw:style-name="gr63" draw:text-style-name="P6" draw:layer="layout" svg:x1="5.184cm" svg:y1="5.823cm" svg:x2="5.36cm" svg:y2="5.721cm">
                <text:p/>
              </draw:line>
              <draw:line draw:style-name="gr64" draw:text-style-name="P6" draw:layer="layout" svg:x1="5.008cm" svg:y1="5.721cm" svg:x2="5.184cm" svg:y2="5.619cm">
                <text:p/>
              </draw:line>
              <draw:line draw:style-name="gr65" draw:text-style-name="P6" draw:layer="layout" svg:x1="5.096cm" svg:y1="5.976cm" svg:x2="5.272cm" svg:y2="5.874cm">
                <text:p/>
              </draw:line>
              <draw:line draw:style-name="gr66" draw:text-style-name="P6" draw:layer="layout" svg:x1="4.92cm" svg:y1="5.874cm" svg:x2="5.096cm" svg:y2="5.772cm">
                <text:p/>
              </draw:line>
              <draw:line draw:style-name="gr67" draw:text-style-name="P6" draw:layer="layout" svg:x1="4.744cm" svg:y1="5.772cm" svg:x2="4.92cm" svg:y2="5.67cm">
                <text:p/>
              </draw:line>
              <draw:line draw:style-name="gr68" draw:text-style-name="P6" draw:layer="layout" svg:x1="4.832cm" svg:y1="5.62cm" svg:x2="5.008cm" svg:y2="5.518cm">
                <text:p/>
              </draw:line>
              <draw:line draw:style-name="gr69" draw:text-style-name="P6" draw:layer="layout" svg:x1="4.568cm" svg:y1="5.67cm" svg:x2="4.744cm" svg:y2="5.568cm">
                <text:p/>
              </draw:line>
              <draw:line draw:style-name="gr70" draw:text-style-name="P6" draw:layer="layout" svg:x1="4.656cm" svg:y1="5.518cm" svg:x2="4.832cm" svg:y2="5.416cm">
                <text:p/>
              </draw:line>
              <draw:line draw:style-name="gr71" draw:text-style-name="P6" draw:layer="layout" svg:x1="4.48cm" svg:y1="5.416cm" svg:x2="4.656cm" svg:y2="5.314cm">
                <text:p/>
              </draw:line>
              <draw:line draw:style-name="gr72" draw:text-style-name="P6" draw:layer="layout" svg:x1="4.392cm" svg:y1="5.569cm" svg:x2="4.568cm" svg:y2="5.467cm">
                <text:p/>
              </draw:line>
              <draw:line draw:style-name="gr73" draw:text-style-name="P6" draw:layer="layout" svg:x1="5.536cm" svg:y1="6.433cm" svg:x2="5.712cm" svg:y2="6.331cm">
                <text:p/>
              </draw:line>
              <draw:line draw:style-name="gr74" draw:text-style-name="P6" draw:layer="layout" svg:x1="5.36cm" svg:y1="6.332cm" svg:x2="5.536cm" svg:y2="6.23cm">
                <text:p/>
              </draw:line>
              <draw:line draw:style-name="gr75" draw:text-style-name="P6" draw:layer="layout" svg:x1="5.184cm" svg:y1="6.23cm" svg:x2="5.36cm" svg:y2="6.128cm">
                <text:p/>
              </draw:line>
              <draw:line draw:style-name="gr76" draw:text-style-name="P6" draw:layer="layout" svg:x1="5.096cm" svg:y1="6.382cm" svg:x2="5.272cm" svg:y2="6.28cm">
                <text:p/>
              </draw:line>
              <draw:line draw:style-name="gr77" draw:text-style-name="P6" draw:layer="layout" svg:x1="4.92cm" svg:y1="6.281cm" svg:x2="5.096cm" svg:y2="6.179cm">
                <text:p/>
              </draw:line>
              <draw:line draw:style-name="gr78" draw:text-style-name="P6" draw:layer="layout" svg:x1="5.008cm" svg:y1="6.128cm" svg:x2="5.184cm" svg:y2="6.026cm">
                <text:p/>
              </draw:line>
              <draw:line draw:style-name="gr79" draw:text-style-name="P6" draw:layer="layout" svg:x1="4.832cm" svg:y1="6.026cm" svg:x2="5.008cm" svg:y2="5.924cm">
                <text:p/>
              </draw:line>
              <draw:line draw:style-name="gr80" draw:text-style-name="P6" draw:layer="layout" svg:x1="4.656cm" svg:y1="5.925cm" svg:x2="4.832cm" svg:y2="5.823cm">
                <text:p/>
              </draw:line>
              <draw:line draw:style-name="gr81" draw:text-style-name="P6" draw:layer="layout" svg:x1="4.48cm" svg:y1="5.823cm" svg:x2="4.656cm" svg:y2="5.721cm">
                <text:p/>
              </draw:line>
              <draw:line draw:style-name="gr82" draw:text-style-name="P6" draw:layer="layout" svg:x1="4.216cm" svg:y1="5.874cm" svg:x2="4.392cm" svg:y2="5.772cm">
                <text:p/>
              </draw:line>
              <draw:line draw:style-name="gr83" draw:text-style-name="P6" draw:layer="layout" svg:x1="4.304cm" svg:y1="5.721cm" svg:x2="4.48cm" svg:y2="5.619cm">
                <text:p/>
              </draw:line>
              <draw:line draw:style-name="gr84" draw:text-style-name="P6" draw:layer="layout" svg:x1="4.04cm" svg:y1="5.772cm" svg:x2="4.216cm" svg:y2="5.67cm">
                <text:p/>
              </draw:line>
              <draw:line draw:style-name="gr85" draw:text-style-name="P6" draw:layer="layout" svg:x1="5.448cm" svg:y1="6.586cm" svg:x2="5.624cm" svg:y2="6.484cm">
                <text:p/>
              </draw:line>
              <draw:line draw:style-name="gr86" draw:text-style-name="P6" draw:layer="layout" svg:x1="5.272cm" svg:y1="6.484cm" svg:x2="5.448cm" svg:y2="6.382cm">
                <text:p/>
              </draw:line>
              <draw:line draw:style-name="gr87" draw:text-style-name="P6" draw:layer="layout" svg:x1="6.063cm" svg:y1="6.942cm" svg:x2="6.767cm" svg:y2="6.535cm">
                <text:p/>
              </draw:line>
              <draw:line draw:style-name="gr88" draw:text-style-name="P6" draw:layer="layout" svg:x1="6.239cm" svg:y1="7.043cm" svg:x2="6.943cm" svg:y2="6.636cm">
                <text:p/>
              </draw:line>
              <draw:line draw:style-name="gr89" draw:text-style-name="P6" draw:layer="layout" svg:x1="6.415cm" svg:y1="6.535cm" svg:x2="6.943cm" svg:y2="6.84cm">
                <text:p/>
              </draw:line>
              <draw:line draw:style-name="gr90" draw:text-style-name="P6" draw:layer="layout" svg:x1="6.239cm" svg:y1="6.636cm" svg:x2="6.767cm" svg:y2="6.941cm">
                <text:p/>
              </draw:line>
              <draw:line draw:style-name="gr91" draw:text-style-name="P6" draw:layer="layout" svg:x1="6.063cm" svg:y1="6.738cm" svg:x2="6.415cm" svg:y2="6.941cm">
                <text:p/>
              </draw:line>
              <draw:polygon draw:style-name="gr92" draw:text-style-name="P3" draw:layer="layout" svg:width="2.814cm" svg:height="1.83cm" svg:x="3.6cm" svg:y="5.67cm" svg:viewBox="0 0 2815 1831" draw:points="0,203 0,0 2815,1627 2815,1831">
                <text:p/>
              </draw:polygon>
              <draw:polygon draw:style-name="gr93" draw:text-style-name="P8" draw:layer="layout" svg:width="3.782cm" svg:height="2.389cm" svg:x="3.6cm" svg:y="5.111cm" svg:viewBox="0 0 3783 2390" draw:points="968,0 3783,1627 3783,1831 2815,2390 0,763 0,55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94" draw:text-style-name="P1" draw:layer="layout" svg:width="2.08cm" svg:height="1.189cm" svg:x="11.821cm" svg:y="9.5cm" svg:viewBox="0 0 2081 1190" svg:d="M0 1190c0 0 1577-438 1940-770 335-307-2-420-243-420 0 152-1697 1120-1697 1190z">
            <text:p/>
          </draw:path>
          <draw:g>
            <draw:polygon draw:style-name="gr95" draw:text-style-name="P4" draw:layer="layout" svg:width="4.114cm" svg:height="2.378cm" svg:x="9.484cm" svg:y="8.478cm" svg:viewBox="0 0 4115 2379" draw:points="1664,2379 4115,962 2452,0 0,1417">
              <text:p/>
            </draw:polygon>
            <draw:polygon draw:style-name="gr96" draw:text-style-name="P10" draw:layer="layout" svg:width="2.713cm" svg:height="1.568cm" svg:x="9.922cm" svg:y="8.731cm" svg:viewBox="0 0 2714 1569" draw:points="2714,405 2014,0 0,1164 700,1569">
              <text:p/>
            </draw:polygon>
            <draw:polygon draw:style-name="gr97" draw:text-style-name="P11" draw:layer="layout" svg:width="2.45cm" svg:height="3.643cm" svg:x="9.485cm" svg:y="6.252cm" svg:viewBox="0 0 2451 3644" draw:points="2451,2227 2451,0 0,1417 0,3644">
              <text:p/>
            </draw:polygon>
            <draw:polygon draw:style-name="gr98" draw:text-style-name="P7" draw:layer="layout" svg:width="2.275cm" svg:height="3.187cm" svg:x="9.572cm" svg:y="6.403cm" svg:viewBox="0 0 2276 3188" draw:points="2276,1872 2276,0 0,1316 0,3188">
              <text:p/>
            </draw:polygon>
            <draw:polygon draw:style-name="gr99" draw:text-style-name="P4" draw:layer="layout" svg:width="2.538cm" svg:height="1.467cm" svg:x="9.397cm" svg:y="6.201cm" svg:viewBox="0 0 2539 1468" draw:points="88,1468 2539,51 2451,0 0,1417">
              <text:p/>
            </draw:polygon>
            <draw:polygon draw:style-name="gr100" draw:text-style-name="P12" draw:layer="layout" svg:width="0.087cm" svg:height="2.276cm" svg:x="9.396cm" svg:y="7.618cm" svg:viewBox="0 0 88 2277" draw:points="88,2277 88,51 0,0 0,2227">
              <text:p/>
            </draw:polygon>
            <draw:polygon draw:style-name="gr101" draw:text-style-name="P13" draw:layer="layout" svg:width="1.662cm" svg:height="1.214cm" svg:x="9.485cm" svg:y="9.895cm" svg:viewBox="0 0 1663 1215" draw:points="1663,1215 1663,962 0,0 0,253">
              <text:p/>
            </draw:polygon>
            <draw:line draw:style-name="gr102" draw:text-style-name="P14" draw:layer="layout" svg:x1="12.461cm" svg:y1="9.035cm" svg:x2="10.447cm" svg:y2="10.199cm">
              <text:p/>
            </draw:line>
            <draw:line draw:style-name="gr103" draw:text-style-name="P14" draw:layer="layout" svg:x1="12.286cm" svg:y1="8.934cm" svg:x2="10.272cm" svg:y2="10.098cm">
              <text:p/>
            </draw:line>
            <draw:line draw:style-name="gr104" draw:text-style-name="P14" draw:layer="layout" svg:x1="12.111cm" svg:y1="8.833cm" svg:x2="10.097cm" svg:y2="9.997cm">
              <text:p/>
            </draw:line>
            <draw:line draw:style-name="gr105" draw:text-style-name="P14" draw:layer="layout" svg:x1="10.36cm" svg:y1="9.845cm" svg:x2="10.185cm" svg:y2="9.744cm">
              <text:p/>
            </draw:line>
            <draw:line draw:style-name="gr106" draw:text-style-name="P14" draw:layer="layout" svg:x1="10.535cm" svg:y1="9.743cm" svg:x2="10.36cm" svg:y2="9.642cm">
              <text:p/>
            </draw:line>
            <draw:line draw:style-name="gr107" draw:text-style-name="P14" draw:layer="layout" svg:x1="10.71cm" svg:y1="9.642cm" svg:x2="10.535cm" svg:y2="9.541cm">
              <text:p/>
            </draw:line>
            <draw:line draw:style-name="gr108" draw:text-style-name="P14" draw:layer="layout" svg:x1="10.622cm" svg:y1="9.895cm" svg:x2="10.447cm" svg:y2="9.794cm">
              <text:p/>
            </draw:line>
            <draw:line draw:style-name="gr109" draw:text-style-name="P14" draw:layer="layout" svg:x1="10.797cm" svg:y1="9.794cm" svg:x2="10.622cm" svg:y2="9.693cm">
              <text:p/>
            </draw:line>
            <draw:line draw:style-name="gr110" draw:text-style-name="P14" draw:layer="layout" svg:x1="10.972cm" svg:y1="9.693cm" svg:x2="10.797cm" svg:y2="9.592cm">
              <text:p/>
            </draw:line>
            <draw:line draw:style-name="gr111" draw:text-style-name="P14" draw:layer="layout" svg:x1="10.885cm" svg:y1="9.541cm" svg:x2="10.71cm" svg:y2="9.44cm">
              <text:p/>
            </draw:line>
            <draw:line draw:style-name="gr112" draw:text-style-name="P14" draw:layer="layout" svg:x1="11.148cm" svg:y1="9.591cm" svg:x2="10.973cm" svg:y2="9.49cm">
              <text:p/>
            </draw:line>
            <draw:line draw:style-name="gr113" draw:text-style-name="P14" draw:layer="layout" svg:x1="11.06cm" svg:y1="9.44cm" svg:x2="10.885cm" svg:y2="9.339cm">
              <text:p/>
            </draw:line>
            <draw:line draw:style-name="gr114" draw:text-style-name="P14" draw:layer="layout" svg:x1="11.235cm" svg:y1="9.338cm" svg:x2="11.06cm" svg:y2="9.237cm">
              <text:p/>
            </draw:line>
            <draw:line draw:style-name="gr115" draw:text-style-name="P14" draw:layer="layout" svg:x1="11.41cm" svg:y1="9.237cm" svg:x2="11.235cm" svg:y2="9.136cm">
              <text:p/>
            </draw:line>
            <draw:line draw:style-name="gr116" draw:text-style-name="P14" draw:layer="layout" svg:x1="11.323cm" svg:y1="9.49cm" svg:x2="11.148cm" svg:y2="9.389cm">
              <text:p/>
            </draw:line>
            <draw:line draw:style-name="gr117" draw:text-style-name="P14" draw:layer="layout" svg:x1="11.498cm" svg:y1="9.389cm" svg:x2="11.323cm" svg:y2="9.288cm">
              <text:p/>
            </draw:line>
            <draw:line draw:style-name="gr118" draw:text-style-name="P14" draw:layer="layout" svg:x1="11.673cm" svg:y1="9.288cm" svg:x2="11.498cm" svg:y2="9.187cm">
              <text:p/>
            </draw:line>
            <draw:line draw:style-name="gr119" draw:text-style-name="P14" draw:layer="layout" svg:x1="11.585cm" svg:y1="9.136cm" svg:x2="11.41cm" svg:y2="9.035cm">
              <text:p/>
            </draw:line>
            <draw:line draw:style-name="gr120" draw:text-style-name="P14" draw:layer="layout" svg:x1="11.848cm" svg:y1="9.187cm" svg:x2="11.673cm" svg:y2="9.086cm">
              <text:p/>
            </draw:line>
            <draw:line draw:style-name="gr121" draw:text-style-name="P14" draw:layer="layout" svg:x1="11.76cm" svg:y1="9.035cm" svg:x2="11.585cm" svg:y2="8.934cm">
              <text:p/>
            </draw:line>
            <draw:line draw:style-name="gr122" draw:text-style-name="P14" draw:layer="layout" svg:x1="11.936cm" svg:y1="8.934cm" svg:x2="11.761cm" svg:y2="8.833cm">
              <text:p/>
            </draw:line>
            <draw:line draw:style-name="gr123" draw:text-style-name="P14" draw:layer="layout" svg:x1="12.023cm" svg:y1="9.085cm" svg:x2="11.848cm" svg:y2="8.984cm">
              <text:p/>
            </draw:line>
            <draw:line draw:style-name="gr124" draw:text-style-name="P14" draw:layer="layout" svg:x1="10.885cm" svg:y1="9.946cm" svg:x2="10.71cm" svg:y2="9.845cm">
              <text:p/>
            </draw:line>
            <draw:line draw:style-name="gr125" draw:text-style-name="P14" draw:layer="layout" svg:x1="11.06cm" svg:y1="9.845cm" svg:x2="10.885cm" svg:y2="9.744cm">
              <text:p/>
            </draw:line>
            <draw:line draw:style-name="gr126" draw:text-style-name="P14" draw:layer="layout" svg:x1="11.235cm" svg:y1="9.743cm" svg:x2="11.06cm" svg:y2="9.642cm">
              <text:p/>
            </draw:line>
            <draw:line draw:style-name="gr127" draw:text-style-name="P14" draw:layer="layout" svg:x1="11.323cm" svg:y1="9.895cm" svg:x2="11.148cm" svg:y2="9.794cm">
              <text:p/>
            </draw:line>
            <draw:line draw:style-name="gr128" draw:text-style-name="P14" draw:layer="layout" svg:x1="11.498cm" svg:y1="9.794cm" svg:x2="11.323cm" svg:y2="9.693cm">
              <text:p/>
            </draw:line>
            <draw:line draw:style-name="gr129" draw:text-style-name="P14" draw:layer="layout" svg:x1="11.41cm" svg:y1="9.642cm" svg:x2="11.235cm" svg:y2="9.541cm">
              <text:p/>
            </draw:line>
            <draw:line draw:style-name="gr130" draw:text-style-name="P14" draw:layer="layout" svg:x1="11.585cm" svg:y1="9.541cm" svg:x2="11.41cm" svg:y2="9.44cm">
              <text:p/>
            </draw:line>
            <draw:line draw:style-name="gr131" draw:text-style-name="P14" draw:layer="layout" svg:x1="11.76cm" svg:y1="9.44cm" svg:x2="11.585cm" svg:y2="9.339cm">
              <text:p/>
            </draw:line>
            <draw:line draw:style-name="gr132" draw:text-style-name="P14" draw:layer="layout" svg:x1="11.936cm" svg:y1="9.338cm" svg:x2="11.761cm" svg:y2="9.237cm">
              <text:p/>
            </draw:line>
            <draw:line draw:style-name="gr133" draw:text-style-name="P14" draw:layer="layout" svg:x1="12.198cm" svg:y1="9.389cm" svg:x2="12.023cm" svg:y2="9.288cm">
              <text:p/>
            </draw:line>
            <draw:line draw:style-name="gr134" draw:text-style-name="P14" draw:layer="layout" svg:x1="12.111cm" svg:y1="9.237cm" svg:x2="11.936cm" svg:y2="9.136cm">
              <text:p/>
            </draw:line>
            <draw:line draw:style-name="gr135" draw:text-style-name="P14" draw:layer="layout" svg:x1="12.373cm" svg:y1="9.288cm" svg:x2="12.198cm" svg:y2="9.187cm">
              <text:p/>
            </draw:line>
            <draw:line draw:style-name="gr136" draw:text-style-name="P14" draw:layer="layout" svg:x1="10.972cm" svg:y1="10.098cm" svg:x2="10.797cm" svg:y2="9.997cm">
              <text:p/>
            </draw:line>
            <draw:line draw:style-name="gr137" draw:text-style-name="P14" draw:layer="layout" svg:x1="11.148cm" svg:y1="9.996cm" svg:x2="10.973cm" svg:y2="9.895cm">
              <text:p/>
            </draw:line>
            <draw:polygon draw:style-name="gr138" draw:text-style-name="P15" draw:layer="layout" svg:width="2.45cm" svg:height="1.669cm" svg:x="11.148cm" svg:y="9.44cm" svg:viewBox="0 0 2451 1670" draw:points="2451,253 2451,0 0,1417 0,1670">
              <text:p/>
            </draw:polygon>
            <draw:polygon draw:style-name="gr139" draw:text-style-name="P8" draw:layer="layout" svg:width="4.201cm" svg:height="4.908cm" svg:x="9.397cm" svg:y="6.201cm" svg:viewBox="0 0 4202 4909" draw:points="2451,0 0,1417 0,3644 87,3694 87,3947 1751,4909 4202,3492 4202,3239 2539,2277 2539,51">
              <text:p/>
            </draw:polygon>
            <draw:polygon draw:style-name="gr140" draw:text-style-name="P14" draw:layer="layout" svg:width="1.05cm" svg:height="0.606cm" svg:x="11.497cm" svg:y="9.592cm" svg:viewBox="0 0 1051 607" draw:points="1051,253 613,0 0,354 438,607">
              <text:p/>
            </draw:polygon>
            <draw:line draw:style-name="gr141" draw:text-style-name="P14" draw:layer="layout" svg:x1="10.447cm" svg:y1="9.996cm" svg:x2="10.272cm" svg:y2="9.895cm">
              <text:p/>
            </draw:line>
            <draw:line draw:style-name="gr142" draw:text-style-name="P14" draw:layer="layout" svg:x1="10.71cm" svg:y1="10.047cm" svg:x2="10.535cm" svg:y2="9.94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3" draw:text-style-name="P1" draw:layer="layout" svg:width="2.08cm" svg:height="1.189cm" svg:x="14.619cm" svg:y="7.9cm" svg:viewBox="0 0 2081 1190" svg:d="M0 1190c0 0 1577-438 1940-770 335-307-2-420-243-420 0 152-1697 1120-1697 1190z">
            <text:p/>
          </draw:path>
          <draw:g>
            <draw:polygon draw:style-name="gr144" draw:text-style-name="P16" draw:layer="layout" svg:width="4.106cm" svg:height="2.373cm" svg:x="12.19cm" svg:y="6.883cm" svg:viewBox="0 0 4107 2374" draw:points="1660,2374 4107,960 2447,0 0,1414">
              <text:p/>
            </draw:polygon>
            <draw:polygon draw:style-name="gr145" draw:text-style-name="P9" draw:layer="layout" svg:width="2.708cm" svg:height="1.565cm" svg:x="12.627cm" svg:y="7.136cm" svg:viewBox="0 0 2709 1566" draw:points="2709,404 2010,0 0,1162 699,1566">
              <text:p/>
            </draw:polygon>
            <draw:polygon draw:style-name="gr146" draw:text-style-name="P17" draw:layer="layout" svg:width="2.446cm" svg:height="3.636cm" svg:x="12.19cm" svg:y="4.661cm" svg:viewBox="0 0 2447 3637" draw:points="2447,2223 2447,0 0,1414 0,3637">
              <text:p/>
            </draw:polygon>
            <draw:polygon draw:style-name="gr147" draw:text-style-name="P7" draw:layer="layout" svg:width="2.271cm" svg:height="3.181cm" svg:x="12.277cm" svg:y="4.812cm" svg:viewBox="0 0 2272 3182" draw:points="2272,1869 2272,0 0,1313 0,3182">
              <text:p/>
            </draw:polygon>
            <draw:polygon draw:style-name="gr148" draw:text-style-name="P16" draw:layer="layout" svg:width="2.533cm" svg:height="1.464cm" svg:x="12.103cm" svg:y="4.61cm" svg:viewBox="0 0 2534 1465" draw:points="87,1465 2534,51 2447,0 0,1414">
              <text:p/>
            </draw:polygon>
            <draw:polygon draw:style-name="gr149" draw:text-style-name="P18" draw:layer="layout" svg:width="0.086cm" svg:height="2.272cm" svg:x="12.103cm" svg:y="6.024cm" svg:viewBox="0 0 87 2273" draw:points="87,2273 87,51 0,0 0,2223">
              <text:p/>
            </draw:polygon>
            <draw:polygon draw:style-name="gr150" draw:text-style-name="P18" draw:layer="layout" svg:width="1.659cm" svg:height="1.211cm" svg:x="12.19cm" svg:y="8.297cm" svg:viewBox="0 0 1660 1212" draw:points="1660,1212 1660,960 0,0 0,253">
              <text:p/>
            </draw:polygon>
            <draw:line draw:style-name="gr151" draw:text-style-name="P6" draw:layer="layout" svg:x1="15.161cm" svg:y1="7.439cm" svg:x2="13.151cm" svg:y2="8.601cm">
              <text:p/>
            </draw:line>
            <draw:line draw:style-name="gr152" draw:text-style-name="P6" draw:layer="layout" svg:x1="14.986cm" svg:y1="7.338cm" svg:x2="12.976cm" svg:y2="8.5cm">
              <text:p/>
            </draw:line>
            <draw:line draw:style-name="gr153" draw:text-style-name="P6" draw:layer="layout" svg:x1="14.811cm" svg:y1="7.237cm" svg:x2="12.801cm" svg:y2="8.399cm">
              <text:p/>
            </draw:line>
            <draw:line draw:style-name="gr154" draw:text-style-name="P6" draw:layer="layout" svg:x1="13.064cm" svg:y1="8.247cm" svg:x2="12.889cm" svg:y2="8.146cm">
              <text:p/>
            </draw:line>
            <draw:line draw:style-name="gr155" draw:text-style-name="P6" draw:layer="layout" svg:x1="13.238cm" svg:y1="8.146cm" svg:x2="13.063cm" svg:y2="8.045cm">
              <text:p/>
            </draw:line>
            <draw:line draw:style-name="gr156" draw:text-style-name="P6" draw:layer="layout" svg:x1="13.413cm" svg:y1="8.045cm" svg:x2="13.238cm" svg:y2="7.944cm">
              <text:p/>
            </draw:line>
            <draw:line draw:style-name="gr157" draw:text-style-name="P6" draw:layer="layout" svg:x1="13.326cm" svg:y1="8.297cm" svg:x2="13.151cm" svg:y2="8.196cm">
              <text:p/>
            </draw:line>
            <draw:line draw:style-name="gr158" draw:text-style-name="P6" draw:layer="layout" svg:x1="13.501cm" svg:y1="8.196cm" svg:x2="13.326cm" svg:y2="8.095cm">
              <text:p/>
            </draw:line>
            <draw:line draw:style-name="gr159" draw:text-style-name="P6" draw:layer="layout" svg:x1="13.675cm" svg:y1="8.095cm" svg:x2="13.5cm" svg:y2="7.994cm">
              <text:p/>
            </draw:line>
            <draw:line draw:style-name="gr160" draw:text-style-name="P6" draw:layer="layout" svg:x1="13.588cm" svg:y1="7.944cm" svg:x2="13.413cm" svg:y2="7.843cm">
              <text:p/>
            </draw:line>
            <draw:line draw:style-name="gr161" draw:text-style-name="P6" draw:layer="layout" svg:x1="13.85cm" svg:y1="7.994cm" svg:x2="13.675cm" svg:y2="7.893cm">
              <text:p/>
            </draw:line>
            <draw:line draw:style-name="gr162" draw:text-style-name="P6" draw:layer="layout" svg:x1="13.763cm" svg:y1="7.843cm" svg:x2="13.588cm" svg:y2="7.742cm">
              <text:p/>
            </draw:line>
            <draw:line draw:style-name="gr163" draw:text-style-name="P6" draw:layer="layout" svg:x1="13.938cm" svg:y1="7.742cm" svg:x2="13.763cm" svg:y2="7.641cm">
              <text:p/>
            </draw:line>
            <draw:line draw:style-name="gr164" draw:text-style-name="P6" draw:layer="layout" svg:x1="14.112cm" svg:y1="7.641cm" svg:x2="13.937cm" svg:y2="7.54cm">
              <text:p/>
            </draw:line>
            <draw:line draw:style-name="gr165" draw:text-style-name="P6" draw:layer="layout" svg:x1="14.025cm" svg:y1="7.893cm" svg:x2="13.85cm" svg:y2="7.792cm">
              <text:p/>
            </draw:line>
            <draw:line draw:style-name="gr166" draw:text-style-name="P6" draw:layer="layout" svg:x1="14.2cm" svg:y1="7.792cm" svg:x2="14.025cm" svg:y2="7.691cm">
              <text:p/>
            </draw:line>
            <draw:line draw:style-name="gr167" draw:text-style-name="P6" draw:layer="layout" svg:x1="14.374cm" svg:y1="7.691cm" svg:x2="14.199cm" svg:y2="7.59cm">
              <text:p/>
            </draw:line>
            <draw:line draw:style-name="gr168" draw:text-style-name="P6" draw:layer="layout" svg:x1="14.287cm" svg:y1="7.54cm" svg:x2="14.112cm" svg:y2="7.439cm">
              <text:p/>
            </draw:line>
            <draw:line draw:style-name="gr169" draw:text-style-name="P6" draw:layer="layout" svg:x1="14.549cm" svg:y1="7.59cm" svg:x2="14.374cm" svg:y2="7.489cm">
              <text:p/>
            </draw:line>
            <draw:line draw:style-name="gr170" draw:text-style-name="P6" draw:layer="layout" svg:x1="14.462cm" svg:y1="7.439cm" svg:x2="14.287cm" svg:y2="7.338cm">
              <text:p/>
            </draw:line>
            <draw:line draw:style-name="gr171" draw:text-style-name="P6" draw:layer="layout" svg:x1="14.637cm" svg:y1="7.338cm" svg:x2="14.462cm" svg:y2="7.237cm">
              <text:p/>
            </draw:line>
            <draw:line draw:style-name="gr172" draw:text-style-name="P6" draw:layer="layout" svg:x1="14.724cm" svg:y1="7.489cm" svg:x2="14.549cm" svg:y2="7.388cm">
              <text:p/>
            </draw:line>
            <draw:line draw:style-name="gr173" draw:text-style-name="P6" draw:layer="layout" svg:x1="13.588cm" svg:y1="8.348cm" svg:x2="13.413cm" svg:y2="8.247cm">
              <text:p/>
            </draw:line>
            <draw:line draw:style-name="gr174" draw:text-style-name="P6" draw:layer="layout" svg:x1="13.763cm" svg:y1="8.247cm" svg:x2="13.588cm" svg:y2="8.146cm">
              <text:p/>
            </draw:line>
            <draw:line draw:style-name="gr175" draw:text-style-name="P6" draw:layer="layout" svg:x1="13.938cm" svg:y1="8.146cm" svg:x2="13.763cm" svg:y2="8.045cm">
              <text:p/>
            </draw:line>
            <draw:line draw:style-name="gr176" draw:text-style-name="P6" draw:layer="layout" svg:x1="14.025cm" svg:y1="8.297cm" svg:x2="13.85cm" svg:y2="8.196cm">
              <text:p/>
            </draw:line>
            <draw:line draw:style-name="gr177" draw:text-style-name="P6" draw:layer="layout" svg:x1="14.2cm" svg:y1="8.196cm" svg:x2="14.025cm" svg:y2="8.095cm">
              <text:p/>
            </draw:line>
            <draw:line draw:style-name="gr178" draw:text-style-name="P6" draw:layer="layout" svg:x1="14.112cm" svg:y1="8.045cm" svg:x2="13.937cm" svg:y2="7.944cm">
              <text:p/>
            </draw:line>
            <draw:line draw:style-name="gr179" draw:text-style-name="P6" draw:layer="layout" svg:x1="14.287cm" svg:y1="7.944cm" svg:x2="14.112cm" svg:y2="7.843cm">
              <text:p/>
            </draw:line>
            <draw:line draw:style-name="gr180" draw:text-style-name="P6" draw:layer="layout" svg:x1="14.462cm" svg:y1="7.843cm" svg:x2="14.287cm" svg:y2="7.742cm">
              <text:p/>
            </draw:line>
            <draw:line draw:style-name="gr181" draw:text-style-name="P6" draw:layer="layout" svg:x1="14.637cm" svg:y1="7.742cm" svg:x2="14.462cm" svg:y2="7.641cm">
              <text:p/>
            </draw:line>
            <draw:line draw:style-name="gr182" draw:text-style-name="P6" draw:layer="layout" svg:x1="14.899cm" svg:y1="7.792cm" svg:x2="14.724cm" svg:y2="7.691cm">
              <text:p/>
            </draw:line>
            <draw:line draw:style-name="gr183" draw:text-style-name="P6" draw:layer="layout" svg:x1="14.811cm" svg:y1="7.641cm" svg:x2="14.636cm" svg:y2="7.54cm">
              <text:p/>
            </draw:line>
            <draw:line draw:style-name="gr184" draw:text-style-name="P6" draw:layer="layout" svg:x1="15.074cm" svg:y1="7.691cm" svg:x2="14.899cm" svg:y2="7.59cm">
              <text:p/>
            </draw:line>
            <draw:line draw:style-name="gr185" draw:text-style-name="P6" draw:layer="layout" svg:x1="13.675cm" svg:y1="8.5cm" svg:x2="13.5cm" svg:y2="8.399cm">
              <text:p/>
            </draw:line>
            <draw:line draw:style-name="gr186" draw:text-style-name="P6" draw:layer="layout" svg:x1="13.85cm" svg:y1="8.398cm" svg:x2="13.675cm" svg:y2="8.297cm">
              <text:p/>
            </draw:line>
            <draw:polygon draw:style-name="gr187" draw:text-style-name="P17" draw:layer="layout" svg:width="2.446cm" svg:height="1.666cm" svg:x="13.85cm" svg:y="7.843cm" svg:viewBox="0 0 2447 1667" draw:points="2447,253 2447,0 0,1414 0,1667">
              <text:p/>
            </draw:polygon>
            <draw:polygon draw:style-name="gr188" draw:text-style-name="P8" draw:layer="layout" svg:width="4.194cm" svg:height="4.899cm" svg:x="12.102cm" svg:y="4.61cm" svg:viewBox="0 0 4195 4900" draw:points="2447,0 0,1414 0,3637 88,3687 88,3940 1748,4900 4195,3485 4195,3233 2535,2273 2535,51">
              <text:p/>
            </draw:polygon>
            <draw:polygon draw:style-name="gr189" draw:text-style-name="P19" draw:layer="layout" svg:width="1.048cm" svg:height="0.605cm" svg:x="14.199cm" svg:y="7.994cm" svg:viewBox="0 0 1049 606" draw:points="1049,253 612,0 0,354 437,606">
              <text:p/>
            </draw:polygon>
            <draw:line draw:style-name="gr190" draw:text-style-name="P6" draw:layer="layout" svg:x1="13.151cm" svg:y1="8.398cm" svg:x2="12.976cm" svg:y2="8.297cm">
              <text:p/>
            </draw:line>
            <draw:line draw:style-name="gr191" draw:text-style-name="P6" draw:layer="layout" svg:x1="13.413cm" svg:y1="8.449cm" svg:x2="13.238cm" svg:y2="8.348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2" draw:text-style-name="P1" draw:layer="layout" svg:width="2.272cm" svg:height="1.413cm" svg:x="4.727cm" svg:y="10.595cm" svg:viewBox="0 0 2273 1414" svg:d="M4 1414c239 0 2269-505 2269-959 0-455-546-455-786-455 0 152-1571 303-1483 1414z">
            <text:p/>
          </draw:path>
          <draw:g>
            <draw:polygon draw:style-name="gr193" draw:text-style-name="P16" draw:layer="layout" svg:width="4.106cm" svg:height="2.373cm" svg:x="2.281cm" svg:y="9.383cm" svg:viewBox="0 0 4107 2374" draw:points="2447,2374 0,960 1660,0 4107,1414">
              <text:p/>
            </draw:polygon>
            <draw:polygon draw:style-name="gr194" draw:text-style-name="P9" draw:layer="layout" svg:width="2.708cm" svg:height="1.565cm" svg:x="3.242cm" svg:y="9.636cm" svg:viewBox="0 0 2709 1566" draw:points="0,404 699,0 2709,1162 2010,1566">
              <text:p/>
            </draw:polygon>
            <draw:polygon draw:style-name="gr195" draw:text-style-name="P18" draw:layer="layout" svg:width="2.446cm" svg:height="3.636cm" svg:x="3.941cm" svg:y="7.161cm" svg:viewBox="0 0 2447 3637" draw:points="0,2223 0,0 2447,1414 2447,3637">
              <text:p/>
            </draw:polygon>
            <draw:polygon draw:style-name="gr196" draw:text-style-name="P7" draw:layer="layout" svg:width="2.271cm" svg:height="3.181cm" svg:x="4.029cm" svg:y="7.312cm" svg:viewBox="0 0 2272 3182" draw:points="0,1869 0,0 2272,1313 2272,3182">
              <text:p/>
            </draw:polygon>
            <draw:polygon draw:style-name="gr197" draw:text-style-name="P16" draw:layer="layout" svg:width="2.533cm" svg:height="1.464cm" svg:x="3.941cm" svg:y="7.11cm" svg:viewBox="0 0 2534 1465" draw:points="2447,1465 0,51 87,0 2534,1414">
              <text:p/>
            </draw:polygon>
            <draw:polygon draw:style-name="gr198" draw:text-style-name="P17" draw:layer="layout" svg:width="0.086cm" svg:height="2.272cm" svg:x="6.388cm" svg:y="8.524cm" svg:viewBox="0 0 87 2273" draw:points="0,2273 0,51 87,0 87,2223">
              <text:p/>
            </draw:polygon>
            <draw:polygon draw:style-name="gr199" draw:text-style-name="P17" draw:layer="layout" svg:width="1.659cm" svg:height="1.211cm" svg:x="4.728cm" svg:y="10.797cm" svg:viewBox="0 0 1660 1212" draw:points="0,1212 0,960 1660,0 1660,253">
              <text:p/>
            </draw:polygon>
            <draw:line draw:style-name="gr200" draw:text-style-name="P6" draw:layer="layout" svg:x1="3.417cm" svg:y1="9.939cm" svg:x2="5.427cm" svg:y2="11.101cm">
              <text:p/>
            </draw:line>
            <draw:line draw:style-name="gr201" draw:text-style-name="P6" draw:layer="layout" svg:x1="3.592cm" svg:y1="9.838cm" svg:x2="5.602cm" svg:y2="11cm">
              <text:p/>
            </draw:line>
            <draw:line draw:style-name="gr202" draw:text-style-name="P6" draw:layer="layout" svg:x1="3.767cm" svg:y1="9.737cm" svg:x2="5.777cm" svg:y2="10.899cm">
              <text:p/>
            </draw:line>
            <draw:line draw:style-name="gr203" draw:text-style-name="P6" draw:layer="layout" svg:x1="5.514cm" svg:y1="10.747cm" svg:x2="5.689cm" svg:y2="10.646cm">
              <text:p/>
            </draw:line>
            <draw:line draw:style-name="gr204" draw:text-style-name="P6" draw:layer="layout" svg:x1="5.34cm" svg:y1="10.646cm" svg:x2="5.515cm" svg:y2="10.545cm">
              <text:p/>
            </draw:line>
            <draw:line draw:style-name="gr205" draw:text-style-name="P6" draw:layer="layout" svg:x1="5.165cm" svg:y1="10.545cm" svg:x2="5.34cm" svg:y2="10.444cm">
              <text:p/>
            </draw:line>
            <draw:line draw:style-name="gr206" draw:text-style-name="P6" draw:layer="layout" svg:x1="5.252cm" svg:y1="10.797cm" svg:x2="5.427cm" svg:y2="10.696cm">
              <text:p/>
            </draw:line>
            <draw:line draw:style-name="gr207" draw:text-style-name="P6" draw:layer="layout" svg:x1="5.077cm" svg:y1="10.696cm" svg:x2="5.252cm" svg:y2="10.595cm">
              <text:p/>
            </draw:line>
            <draw:line draw:style-name="gr208" draw:text-style-name="P6" draw:layer="layout" svg:x1="4.903cm" svg:y1="10.595cm" svg:x2="5.078cm" svg:y2="10.494cm">
              <text:p/>
            </draw:line>
            <draw:line draw:style-name="gr209" draw:text-style-name="P6" draw:layer="layout" svg:x1="4.99cm" svg:y1="10.444cm" svg:x2="5.165cm" svg:y2="10.343cm">
              <text:p/>
            </draw:line>
            <draw:line draw:style-name="gr210" draw:text-style-name="P6" draw:layer="layout" svg:x1="4.728cm" svg:y1="10.494cm" svg:x2="4.903cm" svg:y2="10.393cm">
              <text:p/>
            </draw:line>
            <draw:line draw:style-name="gr211" draw:text-style-name="P6" draw:layer="layout" svg:x1="4.815cm" svg:y1="10.343cm" svg:x2="4.99cm" svg:y2="10.242cm">
              <text:p/>
            </draw:line>
            <draw:line draw:style-name="gr212" draw:text-style-name="P6" draw:layer="layout" svg:x1="4.64cm" svg:y1="10.242cm" svg:x2="4.815cm" svg:y2="10.141cm">
              <text:p/>
            </draw:line>
            <draw:line draw:style-name="gr213" draw:text-style-name="P6" draw:layer="layout" svg:x1="4.466cm" svg:y1="10.141cm" svg:x2="4.641cm" svg:y2="10.04cm">
              <text:p/>
            </draw:line>
            <draw:line draw:style-name="gr214" draw:text-style-name="P6" draw:layer="layout" svg:x1="4.553cm" svg:y1="10.393cm" svg:x2="4.728cm" svg:y2="10.292cm">
              <text:p/>
            </draw:line>
            <draw:line draw:style-name="gr215" draw:text-style-name="P6" draw:layer="layout" svg:x1="4.378cm" svg:y1="10.292cm" svg:x2="4.553cm" svg:y2="10.191cm">
              <text:p/>
            </draw:line>
            <draw:line draw:style-name="gr216" draw:text-style-name="P6" draw:layer="layout" svg:x1="4.204cm" svg:y1="10.191cm" svg:x2="4.379cm" svg:y2="10.09cm">
              <text:p/>
            </draw:line>
            <draw:line draw:style-name="gr217" draw:text-style-name="P6" draw:layer="layout" svg:x1="4.291cm" svg:y1="10.04cm" svg:x2="4.466cm" svg:y2="9.939cm">
              <text:p/>
            </draw:line>
            <draw:line draw:style-name="gr218" draw:text-style-name="P6" draw:layer="layout" svg:x1="4.029cm" svg:y1="10.09cm" svg:x2="4.204cm" svg:y2="9.989cm">
              <text:p/>
            </draw:line>
            <draw:line draw:style-name="gr219" draw:text-style-name="P6" draw:layer="layout" svg:x1="4.116cm" svg:y1="9.939cm" svg:x2="4.291cm" svg:y2="9.838cm">
              <text:p/>
            </draw:line>
            <draw:line draw:style-name="gr220" draw:text-style-name="P6" draw:layer="layout" svg:x1="3.941cm" svg:y1="9.838cm" svg:x2="4.116cm" svg:y2="9.737cm">
              <text:p/>
            </draw:line>
            <draw:line draw:style-name="gr221" draw:text-style-name="P6" draw:layer="layout" svg:x1="3.854cm" svg:y1="9.989cm" svg:x2="4.029cm" svg:y2="9.888cm">
              <text:p/>
            </draw:line>
            <draw:line draw:style-name="gr222" draw:text-style-name="P6" draw:layer="layout" svg:x1="4.99cm" svg:y1="10.848cm" svg:x2="5.165cm" svg:y2="10.747cm">
              <text:p/>
            </draw:line>
            <draw:line draw:style-name="gr223" draw:text-style-name="P6" draw:layer="layout" svg:x1="4.815cm" svg:y1="10.747cm" svg:x2="4.99cm" svg:y2="10.646cm">
              <text:p/>
            </draw:line>
            <draw:line draw:style-name="gr224" draw:text-style-name="P6" draw:layer="layout" svg:x1="4.64cm" svg:y1="10.646cm" svg:x2="4.815cm" svg:y2="10.545cm">
              <text:p/>
            </draw:line>
            <draw:line draw:style-name="gr225" draw:text-style-name="P6" draw:layer="layout" svg:x1="4.553cm" svg:y1="10.797cm" svg:x2="4.728cm" svg:y2="10.696cm">
              <text:p/>
            </draw:line>
            <draw:line draw:style-name="gr226" draw:text-style-name="P6" draw:layer="layout" svg:x1="4.378cm" svg:y1="10.696cm" svg:x2="4.553cm" svg:y2="10.595cm">
              <text:p/>
            </draw:line>
            <draw:line draw:style-name="gr227" draw:text-style-name="P6" draw:layer="layout" svg:x1="4.466cm" svg:y1="10.545cm" svg:x2="4.641cm" svg:y2="10.444cm">
              <text:p/>
            </draw:line>
            <draw:line draw:style-name="gr228" draw:text-style-name="P6" draw:layer="layout" svg:x1="4.291cm" svg:y1="10.444cm" svg:x2="4.466cm" svg:y2="10.343cm">
              <text:p/>
            </draw:line>
            <draw:line draw:style-name="gr229" draw:text-style-name="P6" draw:layer="layout" svg:x1="4.116cm" svg:y1="10.343cm" svg:x2="4.291cm" svg:y2="10.242cm">
              <text:p/>
            </draw:line>
            <draw:line draw:style-name="gr230" draw:text-style-name="P6" draw:layer="layout" svg:x1="3.941cm" svg:y1="10.242cm" svg:x2="4.116cm" svg:y2="10.141cm">
              <text:p/>
            </draw:line>
            <draw:line draw:style-name="gr231" draw:text-style-name="P6" draw:layer="layout" svg:x1="3.679cm" svg:y1="10.292cm" svg:x2="3.854cm" svg:y2="10.191cm">
              <text:p/>
            </draw:line>
            <draw:line draw:style-name="gr232" draw:text-style-name="P6" draw:layer="layout" svg:x1="3.767cm" svg:y1="10.141cm" svg:x2="3.942cm" svg:y2="10.04cm">
              <text:p/>
            </draw:line>
            <draw:line draw:style-name="gr233" draw:text-style-name="P6" draw:layer="layout" svg:x1="3.504cm" svg:y1="10.191cm" svg:x2="3.679cm" svg:y2="10.09cm">
              <text:p/>
            </draw:line>
            <draw:line draw:style-name="gr234" draw:text-style-name="P6" draw:layer="layout" svg:x1="4.903cm" svg:y1="11cm" svg:x2="5.078cm" svg:y2="10.899cm">
              <text:p/>
            </draw:line>
            <draw:line draw:style-name="gr235" draw:text-style-name="P6" draw:layer="layout" svg:x1="4.728cm" svg:y1="10.898cm" svg:x2="4.903cm" svg:y2="10.797cm">
              <text:p/>
            </draw:line>
            <draw:polygon draw:style-name="gr236" draw:text-style-name="P18" draw:layer="layout" svg:width="2.446cm" svg:height="1.666cm" svg:x="2.281cm" svg:y="10.343cm" svg:viewBox="0 0 2447 1667" draw:points="0,253 0,0 2447,1414 2447,1667">
              <text:p/>
            </draw:polygon>
            <draw:polygon draw:style-name="gr237" draw:text-style-name="P8" draw:layer="layout" svg:width="4.194cm" svg:height="4.899cm" svg:x="2.281cm" svg:y="7.11cm" svg:viewBox="0 0 4195 4900" draw:points="1748,0 4195,1414 4195,3637 4107,3687 4107,3940 2447,4900 0,3485 0,3233 1660,2273 1660,51">
              <text:p/>
            </draw:polygon>
            <draw:polygon draw:style-name="gr238" draw:text-style-name="P19" draw:layer="layout" svg:width="1.048cm" svg:height="0.605cm" svg:x="3.33cm" svg:y="10.494cm" svg:viewBox="0 0 1049 606" draw:points="0,253 437,0 1049,354 612,606">
              <text:p/>
            </draw:polygon>
            <draw:line draw:style-name="gr239" draw:text-style-name="P6" draw:layer="layout" svg:x1="5.427cm" svg:y1="10.898cm" svg:x2="5.602cm" svg:y2="10.797cm">
              <text:p/>
            </draw:line>
            <draw:line draw:style-name="gr240" draw:text-style-name="P6" draw:layer="layout" svg:x1="5.165cm" svg:y1="10.949cm" svg:x2="5.34cm" svg:y2="10.848cm">
              <text:p/>
            </draw:line>
          </draw:g>
        </draw:g>
        <draw:frame draw:style-name="gr241" draw:text-style-name="P21" draw:layer="layout" svg:width="2.2cm" svg:height="2.123cm" svg:x="2.1cm" svg:y="8.487cm">
          <draw:text-box>
            <text:p text:style-name="P20">G<text:span text:style-name="T1">3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42" draw:text-style-name="P1" draw:layer="layout" svg:width="0.478cm" svg:height="0.466cm" svg:x="2.521cm" svg:y="11.377cm" svg:viewBox="0 0 479 467" svg:d="M30 467c246 0 522-52 432-259-89-208-123-208-369-208 0 156-157-52-63 467z">
            <text:p/>
          </draw:path>
          <draw:g>
            <draw:polygon draw:style-name="gr243" draw:text-style-name="P18" draw:layer="layout" svg:width="0.628cm" svg:height="1.557cm" svg:x="1.895cm" svg:y="10.286cm" svg:viewBox="0 0 629 1558" draw:points="0,1195 0,0 629,364 629,1558">
              <text:p/>
            </draw:polygon>
            <draw:polygon draw:style-name="gr244" draw:text-style-name="P7" draw:layer="layout" svg:width="0.448cm" svg:height="1.09cm" svg:x="1.985cm" svg:y="10.442cm" svg:viewBox="0 0 449 1091" draw:points="0,831 0,0 449,260 449,1091">
              <text:p/>
            </draw:polygon>
            <draw:polygon draw:style-name="gr245" draw:text-style-name="P16" draw:layer="layout" svg:width="0.718cm" svg:height="0.414cm" svg:x="1.895cm" svg:y="10.234cm" svg:viewBox="0 0 719 415" draw:points="629,415 0,52 90,0 719,364">
              <text:p/>
            </draw:polygon>
            <draw:polygon draw:style-name="gr246" draw:text-style-name="P17" draw:layer="layout" svg:width="0.089cm" svg:height="1.245cm" svg:x="2.524cm" svg:y="10.598cm" svg:viewBox="0 0 90 1246" draw:points="0,1246 0,52 90,0 90,1195">
              <text:p/>
            </draw:polygon>
            <draw:polygon draw:style-name="gr247" draw:text-style-name="P8" draw:layer="layout" svg:width="0.718cm" svg:height="1.609cm" svg:x="1.895cm" svg:y="10.234cm" svg:viewBox="0 0 719 1610" draw:points="90,0 719,364 719,1558 629,1610 0,1246 0,52">
              <text:p/>
            </draw:polygon>
            <draw:line draw:style-name="gr248" draw:text-style-name="P6" draw:layer="layout" svg:x1="2.075cm" svg:y1="11.429cm" svg:x2="2.345cm" svg:y2="11.58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49" draw:text-style-name="P1" draw:layer="layout" svg:width="0.366cm" svg:height="0.354cm" svg:x="3.933cm" svg:y="12.189cm" svg:viewBox="0 0 367 355" svg:d="M6 355c86-5 207-5 328-75s-121-280-242-280c0 0-121 357-86 355z">
            <text:p/>
          </draw:path>
          <draw:g>
            <draw:polygon draw:style-name="gr250" draw:text-style-name="P3" draw:layer="layout" svg:width="0.628cm" svg:height="1.557cm" svg:x="3.283cm" svg:y="10.981cm" svg:viewBox="0 0 629 1558" draw:points="0,1195 0,0 629,364 629,1558">
              <text:p/>
            </draw:polygon>
            <draw:polygon draw:style-name="gr251" draw:text-style-name="P7" draw:layer="layout" svg:width="0.448cm" svg:height="1.09cm" svg:x="3.373cm" svg:y="11.137cm" svg:viewBox="0 0 449 1091" draw:points="0,831 0,0 449,260 449,1091">
              <text:p/>
            </draw:polygon>
            <draw:polygon draw:style-name="gr252" draw:text-style-name="P4" draw:layer="layout" svg:width="0.718cm" svg:height="0.414cm" svg:x="3.283cm" svg:y="10.929cm" svg:viewBox="0 0 719 415" draw:points="629,415 0,52 90,0 719,364">
              <text:p/>
            </draw:polygon>
            <draw:polygon draw:style-name="gr253" draw:text-style-name="P2" draw:layer="layout" svg:width="0.089cm" svg:height="1.245cm" svg:x="3.912cm" svg:y="11.293cm" svg:viewBox="0 0 90 1246" draw:points="0,1246 0,52 90,0 90,1195">
              <text:p/>
            </draw:polygon>
            <draw:polygon draw:style-name="gr254" draw:text-style-name="P8" draw:layer="layout" svg:width="0.718cm" svg:height="1.609cm" svg:x="3.283cm" svg:y="10.929cm" svg:viewBox="0 0 719 1610" draw:points="90,0 719,364 719,1558 629,1610 0,1246 0,52">
              <text:p/>
            </draw:polygon>
            <draw:line draw:style-name="gr255" draw:text-style-name="P6" draw:layer="layout" svg:x1="3.463cm" svg:y1="12.124cm" svg:x2="3.733cm" svg:y2="12.28cm">
              <text:p/>
            </draw:line>
          </draw:g>
        </draw:g>
        <draw:frame draw:style-name="gr241" draw:text-style-name="P21" draw:layer="layout" svg:width="2.2cm" svg:height="2.123cm" svg:x="13.9cm" svg:y="9.287cm">
          <draw:text-box>
            <text:p text:style-name="P20">G<text:span text:style-name="T1">2</text:span></text:p>
          </draw:text-box>
        </draw:frame>
        <draw:frame draw:style-name="gr241" draw:text-style-name="P21" draw:layer="layout" svg:width="2.2cm" svg:height="2.123cm" svg:x="7.9cm" svg:y="5.81cm">
          <draw:text-box>
            <text:p text:style-name="P20">G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pitch="variable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linear" draw:start-color="#666666" draw:end-color="#999999" draw:start-intensity="100%" draw:end-intensity="100%" draw:angle="900" draw:border="1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Gradient_20_6" draw:display-name="Gradient 6" draw:style="square" draw:cx="30%" draw:cy="30%" draw:start-color="#666666" draw:end-color="#999999" draw:start-intensity="100%" draw:end-intensity="100%" draw:angle="0" draw:border="0%"/>
    <draw:gradient draw:name="Gradient_20_7" draw:display-name="Gradient 7" draw:style="linear" draw:start-color="#666666" draw:end-color="#999999" draw:start-intensity="100%" draw:end-intensity="100%" draw:angle="900" draw:border="10%"/>
    <draw:gradient draw:name="Gradient_20_8" draw:display-name="Gradient 8" draw:style="square" draw:cx="30%" draw:cy="30%" draw:start-color="#666666" draw:end-color="#999999" draw:start-intensity="100%" draw:end-intensity="100%" draw:angle="0" draw:border="0%"/>
    <draw:gradient draw:name="Gradient_20_9" draw:display-name="Gradient 9" draw:style="linear" draw:start-color="#666666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6:54:27.954185410</meta:creation-date>
    <dc:date>2017-01-28T18:21:42.251209476</dc:date>
    <meta:editing-duration>PT1H27M13S</meta:editing-duration>
    <meta:editing-cycles>3</meta:editing-cycles>
    <meta:generator>LibreOffice/5.2.4.2.0$Linux_X86_64 LibreOffice_project/20m0$Build-2</meta:generator>
    <meta:document-statistic meta:object-count="276"/>
  </office:meta>
</office:document-meta>
</file>